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xml:id="id5" draw:id="id5" draw:layer="layout" svg:width="3.5cm" svg:height="1cm" svg:x="7.101cm" svg:y="5.443cm">
          <text:p text:style-name="P1"><text:span text:style-name="T1">BROK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5cm" svg:height="1cm" svg:x="7.571cm" svg:y="6.236cm">
          <text:p text:style-name="P1"><text:span text:style-name="T1">RET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5cm" svg:height="1cm" svg:x="8.101cm" svg:y="6.943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cm" svg:height="1cm" svg:x="12.777cm" svg:y="14.001cm">
          <text:p text:style-name="P1"><text:span text:style-name="T1">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curve" svg:x1="11.601cm" svg:y1="7.443cm" svg:x2="14.777cm" svg:y2="14.001cm" draw:start-shape="id1" draw:start-glue-point="1" draw:end-shape="id2" draw:end-glue-point="0" svg:d="m11601 7443c2118 0 3176 2186 3176 6558">
          <text:p text:style-name="P1"><text:span text:style-name="T1">ServerSMConfigure</text:span></text:p>
        </draw:connector>
        <draw:connector draw:style-name="gr3" draw:text-style-name="P2" draw:layer="layout" draw:type="curve" draw:line-skew="6.841cm" svg:x1="16.777cm" svg:y1="14.501cm" svg:x2="11.601cm" svg:y2="7.443cm" draw:start-shape="id2" draw:start-glue-point="1" draw:end-shape="id1" draw:end-glue-point="1" svg:d="m16777 14501c11013 0 13601-7058-5176-7058">
          <text:p text:style-name="P1"><text:span text:style-name="T1">ServerSMConfigChange</text:span></text:p>
        </draw:connector>
        <draw:connector draw:style-name="gr4" draw:text-style-name="P2" draw:layer="layout" draw:type="curve" svg:x1="12.777cm" svg:y1="14.501cm" svg:x2="9.851cm" svg:y2="7.943cm" draw:start-shape="id2" draw:start-glue-point="3" draw:end-shape="id1" draw:end-glue-point="2" svg:d="m12777 14501c-1951 0-2926-2186-2926-6558">
          <text:p text:style-name="P1"><text:span text:style-name="T1">ServerSMReset</text:span></text:p>
        </draw:connector>
        <draw:custom-shape draw:style-name="gr2" draw:text-style-name="P2" xml:id="id3" draw:id="id3" draw:layer="layout" svg:width="3.5cm" svg:height="1cm" svg:x="17.777cm" svg:y="4.001cm">
          <text:p text:style-name="P1"><text:span text:style-name="T1">DISABLE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7.777cm" svg:y1="4.501cm" svg:x2="11.601cm" svg:y2="7.443cm" draw:start-shape="id3" draw:start-glue-point="3" draw:end-shape="id1" draw:end-glue-point="1" svg:d="m17777 4501c-4632 0-1544 2942-6176 2942">
          <text:p text:style-name="P1"><text:span text:style-name="T1">ServerSMEnable</text:span></text:p>
        </draw:connector>
        <draw:connector draw:style-name="gr4" draw:text-style-name="P2" draw:layer="layout" draw:type="curve" svg:x1="20.387cm" svg:y1="2.176cm" svg:x2="19.527cm" svg:y2="4.001cm" draw:end-shape="id3" draw:end-glue-point="0" svg:d="m20387 2176c0 993-860 81-860 1825">
          <text:p text:style-name="P1"><text:span text:style-name="T1">ServerSMDisable</text:span></text:p>
        </draw:connector>
        <draw:connector draw:style-name="gr5" draw:text-style-name="P1" draw:layer="layout" draw:type="curve" draw:line-skew="-1.535cm" svg:x1="12.777cm" svg:y1="14.501cm" svg:x2="7.571cm" svg:y2="6.736cm" draw:start-shape="id2" draw:start-glue-point="3" draw:end-shape="id4" draw:end-glue-point="3" svg:d="m12777 14501c-10863 0-8260-7765-5206-7765">
          <text:p/>
        </draw:connector>
        <draw:connector draw:style-name="gr4" draw:text-style-name="P2" draw:layer="layout" draw:type="curve" draw:line-skew="-1.93cm" svg:x1="12.777cm" svg:y1="14.501cm" svg:x2="7.101cm" svg:y2="5.943cm" draw:start-shape="id2" draw:start-glue-point="3" draw:end-shape="id5" draw:end-glue-point="3" svg:d="m12777 14501c-12160 0-9322-8558-5676-8558">
          <text:p text:style-name="P1"><text:span text:style-name="T1">ServerSMCheckServe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Grant</meta:initial-creator>
    <meta:creation-date>2011-10-10T09:44:18</meta:creation-date>
    <meta:generator>LibreOffice/3.5$Linux_X86_64 LibreOffice_project/350m1$Build-2</meta:generator>
    <dc:date>2012-11-08T15:22:52</dc:date>
    <dc:creator>Matthew Grant</dc:creator>
    <meta:editing-duration>PT3H41M14S</meta:editing-duration>
    <meta:editing-cycles>19</meta:editing-cycles>
    <meta:printed-by>Matthew Grant</meta:printed-by>
    <meta:print-date>2011-10-10T13:52:56</meta:print-date>
    <meta:document-statistic meta:object-count="12"/>
  </office:meta>
</office:document-meta>
</file>